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0efd7" officeooo:paragraph-rsid="0010efd7"/>
    </style:style>
    <style:style style:name="P2" style:family="paragraph" style:parent-style-name="Standard">
      <style:text-properties officeooo:rsid="001294a1" officeooo:paragraph-rsid="001294a1"/>
    </style:style>
    <style:style style:name="P3" style:family="paragraph" style:parent-style-name="Standard">
      <style:text-properties officeooo:rsid="001449d6" officeooo:paragraph-rsid="00144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nd Station Notes:</text:p>
      <text:p text:style-name="P1">Assuming Similar ASU ground station that we have used in the past.</text:p>
      <text:p text:style-name="P1">50W Transmitter</text:p>
      <text:p text:style-name="P1"/>
      <text:p text:style-name="P2">Desired bit rate is around 35kbps.</text:p>
      <text:p text:style-name="P2"/>
      <text:p text:style-name="P3"><text:a xlink:type="simple" xlink:href="https://www.researchgate.net/figure/Uncoded-BER-vs-E-b-N-0-performances-of-LoRa-dashed-lines-and-single-sideband-M-ASPM_fig1_354375439" text:style-name="Internet_20_link" text:visited-style-name="Visited_20_Internet_20_Link">https://www.researchgate.net/figure/Uncoded-BER-vs-E-b-N-0-performances-of-LoRa-dashed-lines-and-single-sideband-M-ASPM_fig1_354375439</text:a></text:p>
      <text:p text:style-name="P3"/>
      <text:p text:style-name="P3">For now using this paper to get a rough idea for BER vs Eb/no for LoRa. Not guaranteed to be perfect for all bandwidths but should get close (at least unless I want to see about simulating it instead)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9:07:30.114221186</meta:creation-date>
    <dc:date>2025-06-07T23:44:15.580948293</dc:date>
    <meta:editing-duration>PT3H39M23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1" meta:paragraph-count="6" meta:word-count="63" meta:character-count="471" meta:non-whitespace-character-count="414"/>
  </office:meta>
</office:document-meta>
</file>